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3.1000003814697pt" style:font-size-complex="15pt"/>
    </style:style>
    <style:style style:name="P3" style:family="paragraph" style:parent-style-name="Standard">
      <style:text-properties fo:color="#1e88e5" loext:opacity="100%" fo:font-size="15pt" style:font-size-asian="13.1000003814697pt" style:font-size-complex="15pt"/>
    </style:style>
    <style:style style:name="P4" style:family="paragraph" style:parent-style-name="Standard">
      <style:text-properties fo:color="#1e88e5" loext:opacity="100%" fo:font-size="20pt" style:font-size-asian="20pt" style:font-size-complex="20pt"/>
    </style:style>
    <style:style style:name="P5" style:family="paragraph" style:parent-style-name="Standard">
      <style:text-properties fo:color="#1e88e5" loext:opacity="100%" fo:font-size="15pt" officeooo:paragraph-rsid="000dca0d" style:font-size-asian="15pt" style:font-size-complex="15pt"/>
    </style:style>
    <style:style style:name="T1" style:family="text">
      <style:text-properties officeooo:rsid="000dca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<text:span text:style-name="T1">1 - </text:span>Simple questions:</text:p>
      <text:p text:style-name="P1"/>
      <text:p text:style-name="P1">-How should an element with the name test element and the content "This is our first element!" look?</text:p>
      <text:p text:style-name="P2"/>
      <text:p text:style-name="P3">XML element names cannot contain spaces, so test element must be written without a space (for example, testElement).<text:line-break/><text:line-break/>&lt;testElement&gt;This is our first element!&lt;/testElement&gt;</text:p>
      <text:p text:style-name="P2"/>
      <text:p text:style-name="P2"/>
      <text:p text:style-name="P1">-Please show (in xml-syntax) the hierarchy of the element book with the subelements chapters and author. <text:s/>author has the further subelements name and address.</text:p>
      <text:p text:style-name="P4"/>
      <text:p text:style-name="P3">he element book has the subelements chapters and author.<text:line-break/>The element author has the subelements name and address.<text:line-break/><text:line-break/>&lt;book&gt;<text:line-break/> <text:s text:c="3"/>&lt;chapters&gt;<text:line-break/> <text:s text:c="7"/>&lt;!-- Chapters would go here --&gt;<text:line-break/> <text:s text:c="3"/>&lt;/chapters&gt;<text:line-break/> <text:s text:c="3"/>&lt;author&gt;<text:line-break/> <text:s text:c="7"/>&lt;name&gt;Author Name&lt;/name&gt;<text:line-break/> <text:s text:c="7"/>&lt;address&gt;Author Address&lt;/address&gt;<text:line-break/> <text:s text:c="3"/>&lt;/author&gt;<text:line-break/>&lt;/book&gt;</text:p>
      <text:p text:style-name="P3"/>
      <text:p text:style-name="P1">-How does an element with the name entry which has got 2 attributes: no with the value 24 and date with the value 27.10.2004 look?</text:p>
      <text:p text:style-name="P1"/>
      <text:p text:style-name="P5">no="24"<text:line-break/>date="27.10.2004"<text:line-break/><text:line-break/>Self-closing version:<text:line-break/>&lt;entry no="24" date="27.10.2004" /&gt;</text:p>
      <text:p text:style-name="P5"><text:line-break/>With content:<text:line-break/>&lt;entry no="24" date="27.10.2004"&gt;Some content&lt;/entry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0T09:40:34.061756500</meta:creation-date>
    <dc:date>2026-02-20T09:44:33.016167100</dc:date>
    <meta:editing-duration>PT4M</meta:editing-duration>
    <meta:editing-cycles>1</meta:editing-cycles>
    <meta:document-statistic meta:table-count="0" meta:image-count="0" meta:object-count="0" meta:page-count="1" meta:paragraph-count="8" meta:word-count="144" meta:character-count="1043" meta:non-whitespace-character-count="863"/>
    <meta:generator>LibreOffice/25.2.7.2$Windows_X86_64 LibreOffice_project/5cbfd1ab6520636bb5f7b99185aa69bd7456825d</meta:generator>
  </office:meta>
</office:document-meta>
</file>